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31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Floyd – City of Blinding Light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t completed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Kth Ancestor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t completed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t completed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2:Feuille1.D1048576 Feuille1.D1:Feuille1.D17 Feuille1.D22:Feuille1.D30">
            <calcext:condition calcext:apply-style-name="Untitled1" calcext:value="=&quot;Not completed&quot;" calcext:base-cell-address="Feuille1.D1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19"/>
          </calcext:conditional-format>
          <calcext:conditional-format calcext:target-range-address="Feuille1.D21:Feuille1.D21">
            <calcext:condition calcext:apply-style-name="Untitled1" calcext:value="=&quot;Not completed&quot;" calcext:base-cell-address="Feuille1.D20"/>
          </calcext:conditional-format>
          <calcext:conditional-format calcext:target-range-address="Feuille1.D22:Feuille1.D22">
            <calcext:condition calcext:apply-style-name="Untitled1" calcext:value="=&quot;Not completed&quot;" calcext:base-cell-address="Feuille1.D21"/>
          </calcext:conditional-format>
          <calcext:conditional-format calcext:target-range-address="Feuille1.D31:Feuille1.D31">
            <calcext:condition calcext:apply-style-name="Untitled1" calcext:value="=&quot;Not completed&quot;" calcext:base-cell-address="Feuille1.D31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9:05:13.92192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5.3.0.3$Linux_X86_64 LibreOffice_project/30m0$Build-3</meta:generator>
    <dc:date>2017-03-17T20:52:10.368747889</dc:date>
    <meta:editing-duration>PT15M52S</meta:editing-duration>
    <meta:editing-cycles>3</meta:editing-cycles>
    <meta:document-statistic meta:table-count="1" meta:cell-count="185" meta:object-count="0"/>
  </office:meta>
</office:document-meta>
</file>